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paragraph-rsid="000f20bd"/>
    </style:style>
    <style:style style:name="P3" style:family="paragraph" style:parent-style-name="Standard">
      <style:text-properties officeooo:rsid="000f20bd" officeooo:paragraph-rsid="000f20bd"/>
    </style:style>
    <style:style style:name="P4" style:family="paragraph" style:parent-style-name="Standard">
      <style:text-properties officeooo:rsid="0010d409" officeooo:paragraph-rsid="0010d409"/>
    </style:style>
    <style:style style:name="P5" style:family="paragraph" style:parent-style-name="Standard">
      <style:text-properties officeooo:rsid="0013288e" officeooo:paragraph-rsid="0013288e"/>
    </style:style>
    <style:style style:name="P6" style:family="paragraph" style:parent-style-name="Preformatted_20_Text">
      <style:text-properties officeooo:paragraph-rsid="0016b150"/>
    </style:style>
    <style:style style:name="P7" style:family="paragraph" style:parent-style-name="Preformatted_20_Text">
      <style:text-properties officeooo:rsid="000f20bd" officeooo:paragraph-rsid="0017a6e0"/>
    </style:style>
    <style:style style:name="P8" style:family="paragraph" style:parent-style-name="Preformatted_20_Text">
      <style:text-properties officeooo:paragraph-rsid="0017a6e0"/>
    </style:style>
    <style:style style:name="P9" style:family="paragraph" style:parent-style-name="Standard">
      <style:text-properties officeooo:rsid="000f20bd" officeooo:paragraph-rsid="000f20bd"/>
    </style:style>
    <style:style style:name="P10" style:family="paragraph" style:parent-style-name="Standard">
      <style:text-properties officeooo:rsid="0010d409" officeooo:paragraph-rsid="0010d409"/>
    </style:style>
    <style:style style:name="P11" style:family="paragraph" style:parent-style-name="Standard">
      <style:text-properties officeooo:rsid="0013288e" officeooo:paragraph-rsid="00190abd"/>
    </style:style>
    <style:style style:name="P12" style:family="paragraph" style:parent-style-name="Standard">
      <style:text-properties officeooo:rsid="0013288e" officeooo:paragraph-rsid="001963be"/>
    </style:style>
    <style:style style:name="T1" style:family="text">
      <style:text-properties officeooo:rsid="000f20bd"/>
    </style:style>
    <style:style style:name="T2" style:family="text">
      <style:text-properties officeooo:rsid="0016b150"/>
    </style:style>
    <style:style style:name="T3" style:family="text">
      <style:text-properties officeooo:rsid="0017a6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ource_20_Text"><text:span text:style-name="T2">Frank Steven Hoyos Sanzhez </text:span></text:span></text:p>
      <text:p text:style-name="P6"><text:span text:style-name="Source_20_Text"><text:span text:style-name="T2">1007544271</text:span></text:span></text:p>
      <text:p text:style-name="P2"><text:span text:style-name="Source_20_Text"><text:span text:style-name="T1">1.</text:span></text:span></text:p>
      <text:p text:style-name="Preformatted_20_Text"><text:span text:style-name="Source_20_Text"/></text:p>
      <text:p text:style-name="Preformatted_20_Text"><text:span text:style-name="Source_20_Text">% <text:s/>variables</text:span></text:p>
      <text:p text:style-name="Preformatted_20_Text"><text:span text:style-name="Source_20_Text">var int: x1; % <text:s/>conejos</text:span></text:p>
      <text:p text:style-name="Preformatted_20_Text"><text:span text:style-name="Source_20_Text">var int: x2; % <text:s/>pollos</text:span></text:p>
      <text:p text:style-name="Preformatted_20_Text"/>
      <text:p text:style-name="Preformatted_20_Text"><text:span text:style-name="Source_20_Text">% Función objetivo (beneficio)</text:span></text:p>
      <text:p text:style-name="Preformatted_20_Text"><text:span text:style-name="Source_20_Text">var int: beneficio = 500*x1 + 300*x2;</text:span></text:p>
      <text:p text:style-name="Preformatted_20_Text"/>
      <text:p text:style-name="Preformatted_20_Text"><text:span text:style-name="Source_20_Text">% Restricciones</text:span></text:p>
      <text:p text:style-name="Preformatted_20_Text"><text:span text:style-name="Source_20_Text">constraint 20*x1 + 10*x2 &lt;= 1000; % Disponibilidad de pienso</text:span></text:p>
      <text:p text:style-name="Preformatted_20_Text"><text:span text:style-name="Source_20_Text">constraint 3*x1 + 2*x2 &lt;= 180; % Disponibilidad de horas</text:span></text:p>
      <text:p text:style-name="P11"><text:span text:style-name="Source_20_Text">% Restricciones de no negatividad</text:span></text:p>
      <text:p text:style-name="Preformatted_20_Text"><text:span text:style-name="Source_20_Text">constraint x1 &gt;= 0;</text:span></text:p>
      <text:p text:style-name="Preformatted_20_Text"><text:span text:style-name="Source_20_Text">constraint x2 &gt;= 0;</text:span></text:p>
      <text:p text:style-name="Preformatted_20_Text"/>
      <text:p text:style-name="Preformatted_20_Text"><text:span text:style-name="Source_20_Text">% <text:s/>maximizar</text:span></text:p>
      <text:p text:style-name="Preformatted_20_Text"><text:span text:style-name="Source_20_Text">solve maximize beneficio;</text:span></text:p>
      <text:p text:style-name="Preformatted_20_Text"/>
      <text:p text:style-name="Preformatted_20_Text"><text:span text:style-name="Source_20_Text">% Impresión de resultados</text:span></text:p>
      <text:p text:style-name="Preformatted_20_Text"><text:span text:style-name="Source_20_Text">output ["Número de conejos: ", show(x1), "\n"];</text:span></text:p>
      <text:p text:style-name="Preformatted_20_Text"><text:span text:style-name="Source_20_Text">output ["Número de pollos: ", show(x2), "\n"];</text:span></text:p>
      <text:p text:style-name="P1"><text:span text:style-name="Source_20_Text">output ["Beneficio máximo: ", show(beneficio), " pesetas\n"];</text:span></text:p>
      <text:p text:style-name="P3">2.</text:p>
      <text:p text:style-name="P3">% variables</text:p>
      <text:p text:style-name="P3">var int: x1; % surtidos del tipo 1</text:p>
      <text:p text:style-name="P3">var int: x2; % <text:s/>surtidos del tipo 2</text:p>
      <text:p text:style-name="P3"/>
      <text:p text:style-name="P3">% Función objetivo (beneficio)</text:p>
      <text:p text:style-name="P3">var int: beneficio = 450*x1 + 560*x2;</text:p>
      <text:p text:style-name="P3"/>
      <text:p text:style-name="P3">% Restricciones</text:p>
      <text:p text:style-name="P3">constraint 150*x1 + 200*x2 &lt;= 200000; % Disponibilidad de polvorones</text:p>
      <text:p text:style-name="P3">constraint 80*x1 + 100*x2 &lt;= 104000; % Disponibilidad de mantecados</text:p>
      <text:p text:style-name="P3">constraint x1 + x2 &lt;= 1200; % Disponibilidad de cajas</text:p>
      <text:p text:style-name="P11">% Restricciones de no negatividad</text:p>
      <text:p text:style-name="P8"><text:span text:style-name="Source_20_Text">constraint x1 &gt;= 0;</text:span></text:p>
      <text:p text:style-name="P7"><text:span text:style-name="Source_20_Text">constraint x2 &gt;= 0;</text:span></text:p>
      <text:p text:style-name="P3"/>
      <text:p text:style-name="P3">% <text:s/>maximizar</text:p>
      <text:p text:style-name="P3">solve maximize beneficio;</text:p>
      <text:p text:style-name="P3"/>
      <text:p text:style-name="P3">% Impresión de resultados</text:p>
      <text:p text:style-name="P3">output ["Número de surtidos del tipo 1: ", show(x1), "\n"];</text:p>
      <text:p text:style-name="P3">output ["Número de surtidos del tipo 2: ", show(x2), "\n"];</text:p>
      <text:p text:style-name="P3">output ["Beneficio máximo: ", show(beneficio), " pesetas\n"];</text:p>
      <text:p text:style-name="P3">3.</text:p>
      <text:p text:style-name="P3">% <text:s/>variables</text:p>
      <text:p text:style-name="P3">var int: x1; % <text:s/>sillas</text:p>
      <text:p text:style-name="P3">var int: x2; % <text:s/>mesas</text:p>
      <text:p text:style-name="P3"><text:soft-page-break/></text:p>
      <text:p text:style-name="P3">% Función objetivo (beneficio)</text:p>
      <text:p text:style-name="P3">var int: beneficio = x1 + 2*x2;</text:p>
      <text:p text:style-name="P3"/>
      <text:p text:style-name="P3">% Restricciones</text:p>
      <text:p text:style-name="P3">constraint x1 + 3*x2 &lt;= 9; % Disponibilidad de horas en la sección de montaje</text:p>
      <text:p text:style-name="P3">constraint 2*x1 + x2 &lt;= 8; % Disponibilidad de horas en la sección de pintura</text:p>
      <text:p text:style-name="P11">% Restricciones de no negatividad</text:p>
      <text:p text:style-name="P8"><text:span text:style-name="Source_20_Text">constraint x1 &gt;= 0;</text:span></text:p>
      <text:p text:style-name="P7"><text:span text:style-name="Source_20_Text">constraint x2 &gt;= 0;</text:span></text:p>
      <text:p text:style-name="P3"/>
      <text:p text:style-name="P3">% maximizar</text:p>
      <text:p text:style-name="P3">solve maximize beneficio;</text:p>
      <text:p text:style-name="P3"/>
      <text:p text:style-name="P3">% Impresión de resultados</text:p>
      <text:p text:style-name="P3">output ["Número de sillas: ", show(x1), "\n"];</text:p>
      <text:p text:style-name="P3">output ["Número de mesas: ", show(x2), "\n"];</text:p>
      <text:p text:style-name="P3">output ["Beneficio máximo: ", show(beneficio), "\n"];</text:p>
      <text:p text:style-name="P3"/>
      <text:p text:style-name="P3">4.</text:p>
      <text:p text:style-name="P3">% <text:s/>variables</text:p>
      <text:p text:style-name="P3">var int: x1; % unidades <text:s/>tipo A</text:p>
      <text:p text:style-name="P3">var int: x2; % unidades <text:s/>tipo B</text:p>
      <text:p text:style-name="P3">var int: x3; % <text:s/>unidades <text:s/>tipo C</text:p>
      <text:p text:style-name="P3"/>
      <text:p text:style-name="P3">% Función objetivo (beneficio)</text:p>
      <text:p text:style-name="P3">var int: beneficio = 4000*x1 + 3000*x2 + 2000*x3;</text:p>
      <text:p text:style-name="P3"/>
      <text:p text:style-name="P3">% Restricciones</text:p>
      <text:p text:style-name="P3">constraint 3*x1 + 3*x2 + x3 &lt;= 24; % Disponibilidad de tiempo de mano de obra</text:p>
      <text:p text:style-name="P3">constraint 6*x1 + 4*x2 + 3*x3 &lt;= 60; % Disponibilidad de tiempo de revisión</text:p>
      <text:p text:style-name="P3">constraint x1 + x2 + x3 &lt;= 12; % Restricción de número de herramientas</text:p>
      <text:p text:style-name="P11">% Restricciones de no negatividad</text:p>
      <text:p text:style-name="P8"><text:span text:style-name="Source_20_Text">constraint x1 &gt;= 0;</text:span></text:p>
      <text:p text:style-name="P7"><text:span text:style-name="Source_20_Text">constraint x2 &gt;= 0;</text:span></text:p>
      <text:p text:style-name="P3"/>
      <text:p text:style-name="P3">% <text:s/>maximizar</text:p>
      <text:p text:style-name="P3">solve maximize beneficio;</text:p>
      <text:p text:style-name="P3"/>
      <text:p text:style-name="P3">% Impresión de resultados</text:p>
      <text:p text:style-name="P3">output ["Número de herramientas A: ", show(x1), "\n"];</text:p>
      <text:p text:style-name="P3">output ["Número de herramientas B: ", show(x2), "\n"];</text:p>
      <text:p text:style-name="P3">output ["Número de herramientas C: ", show(x3), "\n"];</text:p>
      <text:p text:style-name="P3">output ["Beneficio máximo: ", show(beneficio), " pesetas\n"];</text:p>
      <text:p text:style-name="P3"/>
      <text:p text:style-name="P3">5.</text:p>
      <text:p text:style-name="P3">% variables</text:p>
      <text:p text:style-name="P3">var int: x1; % endodoncias</text:p>
      <text:p text:style-name="P3">var int: x2; % sesiones de estomatología general</text:p>
      <text:p text:style-name="P3"><text:soft-page-break/></text:p>
      <text:p text:style-name="P3">% Función objetivo (beneficio)</text:p>
      <text:p text:style-name="P3">var int: beneficio = 5000*x1 + 4000*x2;</text:p>
      <text:p text:style-name="P3"/>
      <text:p text:style-name="P3">% Restricciones</text:p>
      <text:p text:style-name="P3">constraint 0.75*x1 + 0.75*x2 &lt;= 16; % Disponibilidad de tiempo de sillón</text:p>
      <text:p text:style-name="P3">constraint 1.5*x1 + x2 &lt;= 24; % Disponibilidad de tiempo de asistentes</text:p>
      <text:p text:style-name="P3">constraint 0.25*x1 + 0.5*x2 &lt;= 8; % Disponibilidad de tiempo del dentista</text:p>
      <text:p text:style-name="P12">% Restricciones de no negatividad</text:p>
      <text:p text:style-name="P8"><text:span text:style-name="Source_20_Text">constraint x1 &gt;= 0;</text:span></text:p>
      <text:p text:style-name="P7"><text:span text:style-name="Source_20_Text">constraint x2 &gt;= 0;</text:span></text:p>
      <text:p text:style-name="P3"/>
      <text:p text:style-name="P3">% <text:s/>maximizar</text:p>
      <text:p text:style-name="P3">solve maximize beneficio;</text:p>
      <text:p text:style-name="P3"/>
      <text:p text:style-name="P3">% Impresión de resultados</text:p>
      <text:p text:style-name="P3">output ["Número de endodoncias: ", show(x1), "\n"];</text:p>
      <text:p text:style-name="P3">output ["Número de sesiones de estomatología general: ", show(x2), "\n"];</text:p>
      <text:p text:style-name="P3">output ["Beneficio máximo: ", show(beneficio), " pesetas\n"];</text:p>
      <text:p text:style-name="P3"/>
      <text:p text:style-name="P4">6.</text:p>
      <text:p text:style-name="P4">% parámetros</text:p>
      <text:p text:style-name="P4">param int: oferta_region_I = 120;</text:p>
      <text:p text:style-name="P4">param int: oferta_region_II = 250;</text:p>
      <text:p text:style-name="P4">param int: demanda_molino_A = 200;</text:p>
      <text:p text:style-name="P4">param int: demanda_molino_B = 150;</text:p>
      <text:p text:style-name="P4"/>
      <text:p text:style-name="P4">% Costos de transporte por tonelada</text:p>
      <text:p text:style-name="P4">param int: costo_I_A = 5;</text:p>
      <text:p text:style-name="P4">param int: costo_I_B = 4;</text:p>
      <text:p text:style-name="P4">param int: costo_II_A = 5;</text:p>
      <text:p text:style-name="P4">param int: costo_II_B = 6;</text:p>
      <text:p text:style-name="P4"/>
      <text:p text:style-name="P4">% Definición de variables de decisión</text:p>
      <text:p text:style-name="P4">var int: x1_A; % Toneladas transportadas de la región I al molino A</text:p>
      <text:p text:style-name="P4">var int: x1_B; % Toneladas transportadas de la región I al molino B</text:p>
      <text:p text:style-name="P4">var int: x2_A; % Toneladas transportadas de la región II al molino A</text:p>
      <text:p text:style-name="P4">var int: x2_B; % Toneladas transportadas de la región II al molino B</text:p>
      <text:p text:style-name="P4"/>
      <text:p text:style-name="P4">% Función objetivo: minimizar el costo total de transporte</text:p>
      <text:p text:style-name="P4">var int: costo_total = costo_I_A * x1_A + costo_I_B * x1_B +</text:p>
      <text:p text:style-name="P4"><text:s text:c="24"/>costo_II_A * x2_A + costo_II_B * x2_B;</text:p>
      <text:p text:style-name="P4"/>
      <text:p text:style-name="P4">% Restricciones</text:p>
      <text:p text:style-name="P4">constraint x1_A + x1_B &lt;= oferta_region_I; % Oferta de la región I</text:p>
      <text:p text:style-name="P4">constraint x2_A + x2_B &lt;= oferta_region_II; % Oferta de la región II</text:p>
      <text:p text:style-name="P4">constraint x1_A + x2_A &gt;= demanda_molino_A; % Demanda del molino A</text:p>
      <text:p text:style-name="P4">constraint x1_B + x2_B &gt;= demanda_molino_B; % Demanda del molino B</text:p>
      <text:p text:style-name="P4"/>
      <text:p text:style-name="P4"><text:soft-page-break/>% Restricciones de no negatividad</text:p>
      <text:p text:style-name="P4">constraint x1_A &gt;= 0;</text:p>
      <text:p text:style-name="P4">constraint x1_B &gt;= 0;</text:p>
      <text:p text:style-name="P4">constraint x2_A &gt;= 0;</text:p>
      <text:p text:style-name="P4">constraint x2_B &gt;= 0;</text:p>
      <text:p text:style-name="P4"/>
      <text:p text:style-name="P4">% Minimizar la función objetivo</text:p>
      <text:p text:style-name="P4">solve minimize costo_total;</text:p>
      <text:p text:style-name="P4"/>
      <text:p text:style-name="P4">% Imprimir resultados</text:p>
      <text:p text:style-name="P4">output ["Costo mínimo de transporte: ", show(costo_total), "\n"];</text:p>
      <text:p text:style-name="P4">output ["Toneladas transportadas de la región I al molino A: ", show(x1_A), "\n"];</text:p>
      <text:p text:style-name="P4">output ["Toneladas transportadas de la región I al molino B: ", show(x1_B), "\n"];</text:p>
      <text:p text:style-name="P4">output ["Toneladas transportadas de la región II al molino A: ", show(x2_A), "\n"];</text:p>
      <text:p text:style-name="P4">output ["Toneladas transportadas de la región II al molino B: ", show(x2_B), "\n"];</text:p>
      <text:p text:style-name="P4"/>
      <text:p text:style-name="P4">7.</text:p>
      <text:p text:style-name="P4">% <text:s/>parámetros</text:p>
      <text:p text:style-name="P4">param int: calorias_A = 1000;</text:p>
      <text:p text:style-name="P4">param int: calorias_B = 2000;</text:p>
      <text:p text:style-name="P4">param int: proteinas_A = 25;</text:p>
      <text:p text:style-name="P4">param int: proteinas_B = 100;</text:p>
      <text:p text:style-name="P4">param int: precio_A = 60;</text:p>
      <text:p text:style-name="P4">param int: precio_B = 210;</text:p>
      <text:p text:style-name="P4">param int: calorias_min = 3000;</text:p>
      <text:p text:style-name="P4">param int: proteinas_min = 100;</text:p>
      <text:p text:style-name="P4"/>
      <text:p text:style-name="P4">% Definición de variables de decisión</text:p>
      <text:p text:style-name="P4">var int: x_A; % Kilogramos de alimento A</text:p>
      <text:p text:style-name="P4">var int: x_B; % Kilogramos de alimento B</text:p>
      <text:p text:style-name="P4"/>
      <text:p text:style-name="P4">% Función objetivo: minimizar el costo total de la dieta</text:p>
      <text:p text:style-name="P4">var int: costo_total = precio_A * x_A + precio_B * x_B;</text:p>
      <text:p text:style-name="P4"/>
      <text:p text:style-name="P4">% Restricciones</text:p>
      <text:p text:style-name="P4">constraint calorias_A * x_A + calorias_B * x_B &gt;= calorias_min;</text:p>
      <text:p text:style-name="P4">constraint proteinas_A * x_A + proteinas_B * x_B &gt;= proteinas_min;</text:p>
      <text:p text:style-name="P4"/>
      <text:p text:style-name="P4">% Restricciones de no negatividad</text:p>
      <text:p text:style-name="P4">constraint x_A &gt;= 0;</text:p>
      <text:p text:style-name="P4">constraint x_B &gt;= 0;</text:p>
      <text:p text:style-name="P4"/>
      <text:p text:style-name="P4">% Minimizar la función objetivo</text:p>
      <text:p text:style-name="P4">solve minimize costo_total;</text:p>
      <text:p text:style-name="P4"/>
      <text:p text:style-name="P4">% Imprimir resultados</text:p>
      <text:p text:style-name="P4">output ["Costo mínimo de la dieta: ", show(costo_total), " pesetas\n"];</text:p>
      <text:p text:style-name="P4">output ["Kilogramos de alimento A: ", show(x_A), " kg\n"];</text:p>
      <text:p text:style-name="P4">output ["Kilogramos de alimento B: ", show(x_B), " kg\n"];</text:p>
      <text:p text:style-name="P5"><text:soft-page-break/>8.</text:p>
      <text:p text:style-name="P5">% Definición de parámetros</text:p>
      <text:p text:style-name="P5">param int: calorias_A = 1000;</text:p>
      <text:p text:style-name="P5">param int: calorias_B = 2000;</text:p>
      <text:p text:style-name="P5">param int: proteinas_A = 25;</text:p>
      <text:p text:style-name="P5">param int: proteinas_B = 100;</text:p>
      <text:p text:style-name="P5">param int: precio_A = 60;</text:p>
      <text:p text:style-name="P5">param int: precio_B = 210;</text:p>
      <text:p text:style-name="P5">param int: calorias_min = 3000;</text:p>
      <text:p text:style-name="P5">param int: proteinas_min = 100;</text:p>
      <text:p text:style-name="P5"/>
      <text:p text:style-name="P5">% Definición de variables de decisión</text:p>
      <text:p text:style-name="P5">var int: x_A; % Kilogramos de alimento A</text:p>
      <text:p text:style-name="P5">var int: x_B; % Kilogramos de alimento B</text:p>
      <text:p text:style-name="P5"/>
      <text:p text:style-name="P5">% Función objetivo: minimizar el costo total de la dieta</text:p>
      <text:p text:style-name="P5">var int: costo_total = precio_A * x_A + precio_B * x_B;</text:p>
      <text:p text:style-name="P5"/>
      <text:p text:style-name="P5">% Restricciones</text:p>
      <text:p text:style-name="P5">constraint calorias_A * x_A + calorias_B * x_B &gt;= calorias_min;</text:p>
      <text:p text:style-name="P5">constraint proteinas_A * x_A + proteinas_B * x_B &gt;= proteinas_min;</text:p>
      <text:p text:style-name="P5"/>
      <text:p text:style-name="P5">% Restricciones de no negatividad</text:p>
      <text:p text:style-name="P5">constraint x_A &gt;= 0;</text:p>
      <text:p text:style-name="P5">constraint x_B &gt;= 0;</text:p>
      <text:p text:style-name="P5"/>
      <text:p text:style-name="P5">% Minimizar la función objetivo</text:p>
      <text:p text:style-name="P5">solve minimize costo_total;</text:p>
      <text:p text:style-name="P5"/>
      <text:p text:style-name="P5">% Imprimir resultados</text:p>
      <text:p text:style-name="P5">output ["Costo mínimo de la dieta: ", show(costo_total), " pesetas\n"];</text:p>
      <text:p text:style-name="P5">output ["Kilogramos de alimento A: ", show(x_A), " kg\n"];</text:p>
      <text:p text:style-name="P5">output ["Kilogramos de alimento B: ", show(x_B), " kg\n"]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13:48:07.516913782</meta:creation-date>
    <dc:date>2024-04-30T10:26:00.388595359</dc:date>
    <meta:editing-duration>PT13M38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5" meta:paragraph-count="188" meta:word-count="1147" meta:character-count="6858" meta:non-whitespace-character-count="5857"/>
  </office:meta>
</office:document-meta>
</file>